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cb93" officeooo:paragraph-rsid="0002cb93"/>
    </style:style>
    <style:style style:name="P2" style:family="paragraph" style:parent-style-name="Standard">
      <style:text-properties officeooo:rsid="000389a7" officeooo:paragraph-rsid="000389a7"/>
    </style:style>
    <style:style style:name="P3" style:family="paragraph" style:parent-style-name="Standard">
      <style:text-properties officeooo:rsid="00049307" officeooo:paragraph-rsid="00049307"/>
    </style:style>
    <style:style style:name="P4" style:family="paragraph" style:parent-style-name="Standard">
      <style:text-properties officeooo:rsid="0005db29" officeooo:paragraph-rsid="0005db29"/>
    </style:style>
    <style:style style:name="P5" style:family="paragraph" style:parent-style-name="Standard">
      <style:text-properties officeooo:rsid="0005ea46" officeooo:paragraph-rsid="0005ea4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 confundir comunicación entre procesos SINCRONA Y ASINCRONA con los modelos SINCRONOS Y ASINCRONOS, no tienen nada que ver.</text:p>
      <text:p text:style-name="P1"/>
      <text:p text:style-name="P1">En la <text:span text:style-name="T1">comunicación síncrona</text:span><text:span text:style-name="T2">, el emisor y el receptor se sincronizan en cada msj. El send y el receive son bloqueantes (el emisor se bloquea hasta que el recepor hace un receive y el receptor se bloquea hasta que le llegue un mensaje). Ej: llamada tlfnica.</text:span></text:p>
      <text:p text:style-name="P1"><text:span text:style-name="T2"/></text:p>
      <text:p text:style-name="P1"><text:span text:style-name="T2">En la </text:span><text:span text:style-name="T1">asíncrona</text:span><text:span text:style-name="T2">, por ej telegram, tu envías un mensaje y no tienes que esperar a que el otro responda, el send y el receive no son bloqueantes.</text:span></text:p>
      <text:p text:style-name="P1"><text:span text:style-name="T2"/></text:p>
      <text:p text:style-name="P2"><text:span text:style-name="T2">Sin embargo, muchas veces en asíncrona se usa send no bloqueante y receive bloqueante, de manera que mientras mientras se invoca un receive para un hilo el resto permanecen activos, mantniendo la posibilidad de sincronizarlos, bloqueando cuando sea necesario (join), hasta que se termine el hilo que estaba invocando el receive. Esta es la más común.</text:span></text:p>
      <text:p text:style-name="P2"><text:span text:style-name="T2"/></text:p>
      <text:p text:style-name="P3"><text:span text:style-name="T2">SOLO 1 PROCESO PUEDE ESCUCHAR DE UN PUERTO. Sin embargo, varios pueden emitir.</text:span></text:p>
      <text:p text:style-name="P3"><text:span text:style-name="T2"/></text:p>
      <text:p text:style-name="P3"><text:span text:style-name="T2">Error en diapositiva TCP. En sv, se enlaza a puerto e ip. Escuchar se refiere a que se queda esperando a que algún cliente solicite conexión.</text:span></text:p>
      <text:p text:style-name="P3"><text:span text:style-name="T2"/></text:p>
      <text:p text:style-name="P4"><text:span text:style-name="T2">En las funciones de python, en las de TCP no se pasa nunca addr, ya que no tienes que enviar la dirección en cada mensaje (orientado a conexiones). En UDP sí la pasas.</text:span></text:p>
      <text:p text:style-name="P4"><text:span text:style-name="T2"/></text:p>
      <text:p text:style-name="P5"><text:span text:style-name="T2">En TCP, el cliente se conecta al servidor con su puerto de escucha (El que hemos seleccionado en el servidor), aunque después el puerto cambiará al que haya seleccionado el servidor TCP para esa conexión en particular. Por aquí envíaremos los dat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0:52:40.357181820</meta:creation-date>
    <dc:date>2022-03-03T12:23:48.850685507</dc:date>
    <meta:editing-duration>PT10M7S</meta:editing-duration>
    <meta:editing-cycles>1</meta:editing-cycles>
    <meta:document-statistic meta:table-count="0" meta:image-count="0" meta:object-count="0" meta:page-count="1" meta:paragraph-count="8" meta:word-count="263" meta:character-count="1508" meta:non-whitespace-character-count="1253"/>
    <meta:generator>LibreOffice/6.4.7.2$Linux_X86_64 LibreOffice_project/40$Build-2</meta:generator>
  </office:meta>
</office:document-meta>
</file>